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43 Sheet1.B3:Sheet1.B3 Sheet1.B4:Sheet1.B143 Sheet1.C3:Sheet1.C3 Sheet1.C4:Sheet1.C143 Sheet1.D3:Sheet1.D3 Sheet1.D4:Sheet1.D143 Sheet1.E3:Sheet1.E3 Sheet1.E4:Sheet1.E143 Sheet1.F3:Sheet1.F3 Sheet1.F4:Sheet1.F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43 Sheet1.C3:Sheet1.C3 Sheet1.C4:Sheet1.C143 Sheet1.E3:Sheet1.E3 Sheet1.E4:Sheet1.E1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43 Sheet1.G3:Sheet1.G3 Sheet1.G10:Sheet1.G1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0" calcext:value-type="date">
            <text:p>2020-07-20</text:p>
          </table:table-cell>
          <table:table-cell table:style-name="ce14" office:value-type="float" office:value="21253" calcext:value-type="float">
            <text:p>21253</text:p>
          </table:table-cell>
          <table:table-cell office:value-type="float" office:value="482" calcext:value-type="float">
            <text:p>482</text:p>
          </table:table-cell>
          <table:table-cell office:value-type="float" office:value="14047" calcext:value-type="float">
            <text:p>14047</text:p>
          </table:table-cell>
          <table:table-cell office:value-type="float" office:value="190" calcext:value-type="float">
            <text:p>190</text:p>
          </table:table-cell>
          <table:table-cell table:formula="of:=[.$B140]-[.$C140]-[.$D140]" office:value-type="float" office:value="6724" calcext:value-type="float">
            <text:p>6724</text:p>
          </table:table-cell>
          <table:table-cell table:formula="of:=([.F140]-[.F139])/[.F139]*100%" office:value-type="percentage" office:value="0.0547450980392157" calcext:value-type="percentage">
            <text:p>5.4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1" calcext:value-type="date">
            <text:p>2020-07-21</text:p>
          </table:table-cell>
          <table:table-cell table:style-name="ce14" office:value-type="float" office:value="21605" calcext:value-type="float">
            <text:p>21605</text:p>
          </table:table-cell>
          <table:table-cell office:value-type="float" office:value="491" calcext:value-type="float">
            <text:p>491</text:p>
          </table:table-cell>
          <table:table-cell office:value-type="float" office:value="14047" calcext:value-type="float">
            <text:p>14047</text:p>
          </table:table-cell>
          <table:table-cell office:value-type="float" office:value="198" calcext:value-type="float">
            <text:p>198</text:p>
          </table:table-cell>
          <table:table-cell table:formula="of:=[.$B141]-[.$C141]-[.$D141]" office:value-type="float" office:value="7067" calcext:value-type="float">
            <text:p>7067</text:p>
          </table:table-cell>
          <table:table-cell table:formula="of:=([.F141]-[.F140])/[.F140]*100%" office:value-type="percentage" office:value="0.0510113027959548" calcext:value-type="percentage">
            <text:p>5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2" calcext:value-type="date">
            <text:p>2020-07-22</text:p>
          </table:table-cell>
          <table:table-cell table:style-name="ce14" office:value-type="float" office:value="22031" calcext:value-type="float">
            <text:p>22031</text:p>
          </table:table-cell>
          <table:table-cell office:value-type="float" office:value="499" calcext:value-type="float">
            <text:p>499</text:p>
          </table:table-cell>
          <table:table-cell office:value-type="float" office:value="14047" calcext:value-type="float">
            <text:p>14047</text:p>
          </table:table-cell>
          <table:table-cell office:value-type="float" office:value="205" calcext:value-type="float">
            <text:p>205</text:p>
          </table:table-cell>
          <table:table-cell table:formula="of:=[.$B142]-[.$C142]-[.$D142]" office:value-type="float" office:value="7485" calcext:value-type="float">
            <text:p>7485</text:p>
          </table:table-cell>
          <table:table-cell table:formula="of:=([.F142]-[.F141])/[.F141]*100%" office:value-type="percentage" office:value="0.0591481533889911" calcext:value-type="percentage">
            <text:p>5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3" calcext:value-type="date">
            <text:p>2020-07-23</text:p>
          </table:table-cell>
          <table:table-cell table:style-name="ce14" office:value-type="float" office:value="22443" calcext:value-type="float">
            <text:p>22443</text:p>
          </table:table-cell>
          <table:table-cell office:value-type="float" office:value="508" calcext:value-type="float">
            <text:p>508</text:p>
          </table:table-cell>
          <table:table-cell office:value-type="float" office:value="14047" calcext:value-type="float">
            <text:p>14047</text:p>
          </table:table-cell>
          <table:table-cell office:value-type="float" office:value="185" calcext:value-type="float">
            <text:p>185</text:p>
          </table:table-cell>
          <table:table-cell table:formula="of:=[.$B143]-[.$C143]-[.$D143]" office:value-type="float" office:value="7888" calcext:value-type="float">
            <text:p>7888</text:p>
          </table:table-cell>
          <table:table-cell table:formula="of:=([.F143]-[.F142])/[.F142]*100%" office:value-type="percentage" office:value="0.0538410153640615" calcext:value-type="percentage">
            <text:p>5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4" calcext:value-type="date">
            <text:p>2020-07-24</text:p>
          </table:table-cell>
          <table:table-cell table:style-name="ce14" office:value-type="float" office:value="22852" calcext:value-type="float">
            <text:p>22852</text:p>
          </table:table-cell>
          <table:table-cell office:value-type="float" office:value="518" calcext:value-type="float">
            <text:p>518</text:p>
          </table:table-cell>
          <table:table-cell office:value-type="float" office:value="14047" calcext:value-type="float">
            <text:p>14047</text:p>
          </table:table-cell>
          <table:table-cell office:value-type="float" office:value="167" calcext:value-type="float">
            <text:p>167</text:p>
          </table:table-cell>
          <table:table-cell table:formula="of:=[.$B144]-[.$C144]-[.$D144]" office:value-type="float" office:value="8287" calcext:value-type="float">
            <text:p>8287</text:p>
          </table:table-cell>
          <table:table-cell table:formula="of:=([.F144]-[.F143])/[.F143]*100%" office:value-type="percentage" office:value="0.0505831643002028" calcext:value-type="percentage">
            <text:p>5.06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4">00.00.0000</text:date></text:span><text:span text:style-name="MT1">, </text:span><text:span text:style-name="MT1"><text:time style:data-style-name="N2" text:time-value="23:54:23.81209181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24T21:17:16.813360485</dc:date>
    <meta:editing-duration>P91DT16H56M42S</meta:editing-duration>
    <meta:editing-cycles>147</meta:editing-cycles>
    <meta:generator>LibreOffice/6.3.0.4$Linux_X86_64 LibreOffice_project/30$Build-4</meta:generator>
    <dc:creator>Filip Brcic</dc:creator>
    <meta:document-statistic meta:table-count="1" meta:cell-count="145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43" chart:data-source-has-labels="both" svg:x="-0.146cm" svg:y="-0.018cm" svg:width="13.883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3" chart:label-cell-address="Sheet1.B3:Sheet1.B3" chart:class="chart:line">
            <chart:data-point chart:repeated="140"/>
          </chart:series>
          <chart:series chart:style-name="ch7" chart:values-cell-range-address="Sheet1.C4:Sheet1.C143" chart:label-cell-address="Sheet1.C3:Sheet1.C3" chart:class="chart:line">
            <chart:data-point chart:repeated="140"/>
          </chart:series>
          <chart:series chart:style-name="ch8" chart:values-cell-range-address="Sheet1.D4:Sheet1.D143" chart:label-cell-address="Sheet1.D3:Sheet1.D3" chart:class="chart:line">
            <chart:data-point chart:repeated="140"/>
          </chart:series>
          <chart:series chart:style-name="ch9" chart:values-cell-range-address="Sheet1.E4:Sheet1.E143" chart:label-cell-address="Sheet1.E3:Sheet1.E3" chart:class="chart:line">
            <chart:data-point chart:repeated="140"/>
          </chart:series>
          <chart:series chart:style-name="ch10" chart:values-cell-range-address="Sheet1.F4:Sheet1.F143" chart:label-cell-address="Sheet1.F3:Sheet1.F3" chart:class="chart:line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3</svg:desc>
                </draw:g>
              </table:table-cell>
              <table:table-cell office:value-type="float" office:value="1">
                <text:p>1</text:p>
                <draw:g>
                  <svg:desc>Sheet1.B4:Sheet1.B143</svg:desc>
                </draw:g>
              </table:table-cell>
              <table:table-cell office:value-type="float" office:value="0">
                <text:p>0</text:p>
                <draw:g>
                  <svg:desc>Sheet1.C4:Sheet1.C143</svg:desc>
                </draw:g>
              </table:table-cell>
              <table:table-cell office:value-type="float" office:value="0">
                <text:p>0</text:p>
                <draw:g>
                  <svg:desc>Sheet1.D4:Sheet1.D143</svg:desc>
                </draw:g>
              </table:table-cell>
              <table:table-cell office:value-type="float" office:value="NaN">
                <text:p>NaN</text:p>
                <draw:g>
                  <svg:desc>Sheet1.E4:Sheet1.E143</svg:desc>
                </draw:g>
              </table:table-cell>
              <table:table-cell office:value-type="float" office:value="1">
                <text:p>1</text:p>
                <draw:g>
                  <svg:desc>Sheet1.F4:Sheet1.F14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498">
                <text:p>20498</text:p>
              </table:table-cell>
              <table:table-cell office:value-type="float" office:value="461">
                <text:p>461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0894">
                <text:p>20894</text:p>
              </table:table-cell>
              <table:table-cell office:value-type="float" office:value="472">
                <text:p>472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253">
                <text:p>21253</text:p>
              </table:table-cell>
              <table:table-cell office:value-type="float" office:value="482">
                <text:p>482</text:p>
              </table:table-cell>
              <table:table-cell office:value-type="float" office:value="14047">
                <text:p>14047</text:p>
              </table:table-cell>
              <table:table-cell office:value-type="float" office:value="190">
                <text:p>190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1605">
                <text:p>21605</text:p>
              </table:table-cell>
              <table:table-cell office:value-type="float" office:value="491">
                <text:p>491</text:p>
              </table:table-cell>
              <table:table-cell office:value-type="float" office:value="14047">
                <text:p>14047</text:p>
              </table:table-cell>
              <table:table-cell office:value-type="float" office:value="198">
                <text:p>198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2031">
                <text:p>22031</text:p>
              </table:table-cell>
              <table:table-cell office:value-type="float" office:value="499">
                <text:p>499</text:p>
              </table:table-cell>
              <table:table-cell office:value-type="float" office:value="14047">
                <text:p>14047</text:p>
              </table:table-cell>
              <table:table-cell office:value-type="float" office:value="205">
                <text:p>205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2443">
                <text:p>22443</text:p>
              </table:table-cell>
              <table:table-cell office:value-type="float" office:value="508">
                <text:p>508</text:p>
              </table:table-cell>
              <table:table-cell office:value-type="float" office:value="14047">
                <text:p>14047</text:p>
              </table:table-cell>
              <table:table-cell office:value-type="float" office:value="185">
                <text:p>185</text:p>
              </table:table-cell>
              <table:table-cell office:value-type="float" office:value="7888">
                <text:p>7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43 Sheet1.C3:Sheet1.C143 Sheet1.E3:Sheet1.E14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43" chart:label-cell-address="Sheet1.C3:Sheet1.C3" chart:class="chart:line">
            <chart:data-point chart:repeated="140"/>
          </chart:series>
          <chart:series chart:style-name="ch7" chart:values-cell-range-address="Sheet1.E4:Sheet1.E143" chart:label-cell-address="Sheet1.E3:Sheet1.E3" chart:class="chart:line">
            <chart:data-point chart:repeated="1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3</svg:desc>
                </draw:g>
              </table:table-cell>
              <table:table-cell office:value-type="float" office:value="0">
                <text:p>0</text:p>
                <draw:g>
                  <svg:desc>Sheet1.C4:Sheet1.C143</svg:desc>
                </draw:g>
              </table:table-cell>
              <table:table-cell office:value-type="float" office:value="NaN">
                <text:p>NaN</text:p>
                <draw:g>
                  <svg:desc>Sheet1.E4:Sheet1.E14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1">
                <text:p>4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72">
                <text:p>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82">
                <text:p>4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91">
                <text:p>4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99">
                <text:p>4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08">
                <text:p>508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43 Sheet1.G3:Sheet1.G3 Sheet1.G10:Sheet1.G143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4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4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4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4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677361853832442">
                <text:p>0.06773618538324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42737896494157">
                <text:p>0.06427378964941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7450980392157">
                <text:p>0.054745098039215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510113027959548">
                <text:p>0.051011302795954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591481533889911">
                <text:p>0.05914815338899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538410153640615">
                <text:p>0.0538410153640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